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ateFeaturesXmlMojo.getManifest( Artifact artifa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enerateFeaturesXmlMojo.isBundle( Artifact artifac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GenerateFeaturesXmlMojo.readSystemPack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nerateFeaturesXmlMojo.getFeature( Artifac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nerateFeaturesXmlMojo.readKernelBundl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GenerateFeaturesXmlMojo.discoverBundles( Artifact artifac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enerateFeaturesXmlMojo.registerFeature( Artifac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FeaturesXmlMojo.isFeature( Artifac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FeaturesXmlMojo.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GenerateFeaturesXmlMojo.readSystemPackages( Properties properties ,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nerateFeaturesXmlMojo.getManifestEntries( List impor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ateFeaturesXmlMojo.getDependencies( Artifact artifac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GenerateFeaturesXmlMojo.registerBundle( Artifact artifa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eature.write( PrintStream 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GenerateFeaturesXmlMojo.isOptional( ManifestEntry ent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FeaturesXmlMojo.addRequirements( Artifact artifact , Feature featur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GenerateFeaturesXmlMojo.writeFeatures( Prin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eature.push( Artifact ite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ateFeaturesXmlMojo.readBundle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Feature.Feature( Artifac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ateFeaturesXmlMojo.getRemainingImports( Manifest manifes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